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lack-Lato" svg:font-family="Slack-Lato, Slack-Fractions, appleLogo, sans-serif"/>
  </office:font-face-decls>
  <office:automatic-styles>
    <style:style style:name="P1" style:family="paragraph" style:parent-style-name="Standard">
      <style:text-properties officeooo:rsid="000d0b40" officeooo:paragraph-rsid="000d0b40"/>
    </style:style>
    <style:style style:name="P2" style:family="paragraph" style:parent-style-name="Standard">
      <style:text-properties officeooo:rsid="000f11d9" officeooo:paragraph-rsid="000f11d9"/>
    </style:style>
    <style:style style:name="P3" style:family="paragraph" style:parent-style-name="Standard">
      <style:text-properties officeooo:rsid="000fd188" officeooo:paragraph-rsid="000fd188"/>
    </style:style>
    <style:style style:name="P4" style:family="paragraph" style:parent-style-name="Standard">
      <style:text-properties fo:font-variant="normal" fo:text-transform="none" fo:color="#1d1c1d" loext:opacity="100%" style:font-name="Slack-Lato" fo:font-size="11.25pt" fo:letter-spacing="normal" fo:font-style="normal" fo:font-weight="normal" officeooo:rsid="000d0b40" officeooo:paragraph-rsid="000d0b40"/>
    </style:style>
    <style:style style:name="P5" style:family="paragraph" style:parent-style-name="Standard">
      <style:text-properties fo:font-variant="normal" fo:text-transform="none" fo:color="#1d1c1d" loext:opacity="100%" style:font-name="Slack-Lato" fo:font-size="11.25pt" fo:letter-spacing="normal" fo:font-style="normal" fo:font-weight="normal" officeooo:rsid="0016065f" officeooo:paragraph-rsid="0016065f"/>
    </style:style>
    <style:style style:name="P6" style:family="paragraph" style:parent-style-name="Standard">
      <style:text-properties fo:font-variant="normal" fo:text-transform="none" fo:color="#1d1c1d" loext:opacity="100%" style:font-name="Slack-Lato" fo:font-size="11.25pt" fo:letter-spacing="normal" fo:font-style="normal" fo:font-weight="normal" officeooo:rsid="0016f817" officeooo:paragraph-rsid="0016f817"/>
    </style:style>
    <style:style style:name="T1" style:family="text">
      <style:text-properties officeooo:rsid="00172f0d"/>
    </style:style>
    <style:style style:name="T2" style:family="text">
      <style:text-properties officeooo:rsid="001a0299"/>
    </style:style>
    <style:style style:name="T3" style:family="text">
      <style:text-properties officeooo:rsid="001f4062"/>
    </style:style>
    <style:style style:name="T4" style:family="text">
      <style:text-properties officeooo:rsid="0020775f"/>
    </style:style>
    <style:style style:name="T5" style:family="text">
      <style:text-properties officeooo:rsid="0021b4ef"/>
    </style:style>
    <style:style style:name="T6" style:family="text">
      <style:text-properties officeooo:rsid="0023f33b"/>
    </style:style>
    <style:style style:name="T7" style:family="text">
      <style:text-properties officeooo:rsid="00250860"/>
    </style:style>
    <style:style style:name="T8" style:family="text">
      <style:text-properties officeooo:rsid="002857c5"/>
    </style:style>
    <style:style style:name="T9" style:family="text">
      <style:text-properties officeooo:rsid="0029a1ed"/>
    </style:style>
    <style:style style:name="T10" style:family="text">
      <style:text-properties officeooo:rsid="002afda0"/>
    </style:style>
    <style:style style:name="T11" style:family="text">
      <style:text-properties officeooo:rsid="002c0ff0"/>
    </style:style>
    <style:style style:name="T12" style:family="text">
      <style:text-properties officeooo:rsid="002d152c"/>
    </style:style>
    <style:style style:name="T13" style:family="text">
      <style:text-properties officeooo:rsid="0030c94a"/>
    </style:style>
    <style:style style:name="T14" style:family="text">
      <style:text-properties officeooo:rsid="0034119c"/>
    </style:style>
    <style:style style:name="T15" style:family="text">
      <style:text-properties officeooo:rsid="00341aae"/>
    </style:style>
    <style:style style:name="T16" style:family="text">
      <style:text-properties officeooo:rsid="00359680"/>
    </style:style>
    <style:style style:name="T17" style:family="text">
      <style:text-properties officeooo:rsid="0037b33b"/>
    </style:style>
    <style:style style:name="T18" style:family="text">
      <style:text-properties officeooo:rsid="0039ed0a"/>
    </style:style>
    <style:style style:name="T19" style:family="text">
      <style:text-properties style:text-position="super 58%" officeooo:rsid="0039ed0a"/>
    </style:style>
    <style:style style:name="T20" style:family="text">
      <style:text-properties style:text-position="0% 100%"/>
    </style:style>
    <style:style style:name="T21" style:family="text">
      <style:text-properties officeooo:rsid="003b3637"/>
    </style:style>
    <style:style style:name="T22" style:family="text">
      <style:text-properties officeooo:rsid="003dbc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Morning :</text:p>
      <text:p text:style-name="P1">--------------</text:p>
      <text:p text:style-name="P1"/>
      <text:p text:style-name="P1">Cross Origin Request : Is Requests from different domain/ origin.</text:p>
      <text:p text:style-name="P1"/>
      <text:p text:style-name="P2">If we don’t want some servers send requests, and want requests from only trusted servers, we can use Cross Origin Request.</text:p>
      <text:p text:style-name="P2"/>
      <text:p text:style-name="P3">We use cors filter, that filters the incomming requests based on the access we provide, it’ll allow and not allow requests.</text:p>
      <text:p text:style-name="P3"/>
      <text:p text:style-name="P3"/>
      <text:p text:style-name="P4">in case you want want to run mysql through docker ==&gt;docker run -d --name mysql  -e MYSQL_ROOT_PASSWORD="scooby"    -p 3306:3306  mysql:8.0.31</text:p>
      <text:p text:style-name="P4"/>
      <text:p text:style-name="P4">----------------------------------------------------------------------------------------------------------------------</text:p>
      <text:p text:style-name="P4"/>
      <text:p text:style-name="P5">Yesterday we’ve seen, how oneservice is using anothe rservice.</text:p>
      <text:p text:style-name="P5"/>
      <text:p text:style-name="P5">But let say the product ms is down, and we have another product ms in another IP, so the link we used in customerms is useless, we have to again change the link there and restart that , which is hectic, in a big projects.</text:p>
      <text:p text:style-name="P5"/>
      <text:p text:style-name="P6">Instead of that what we can do is we’re going to use spring cloud.</text:p>
      <text:p text:style-name="P6"/>
      <text:p text:style-name="P6">Spring Cloud Services :</text:p>
      <text:p text:style-name="P6"/>
      <text:p text:style-name="P6"><text:tab/>There are a lot of concepts in spring cloud that are goin to help in <text:tab/><text:span text:style-name="T2">MicroServices, one of which is </text:span><text:s/>Discovery <text:tab/>Server/ Registry Server. </text:p>
      <text:p text:style-name="P6"/>
      <text:p text:style-name="P6"><text:tab/>The productms and customerms are registered in discovery server, so <text:span text:style-name="T1">that</text:span> <text:tab/>when <text:tab/>we’re using them we can use it by its name.</text:p>
      <text:p text:style-name="P6"/>
      <text:p text:style-name="P6"><text:tab/><text:span text:style-name="T3">From the name the information (ip+port ) can be inferred.</text:span></text:p>
      <text:p text:style-name="P6"/>
      <text:p text:style-name="P6"><text:tab/><text:span text:style-name="T4">The cloud services are provided by Eureka and it was created by netflix <text:tab/>company.</text:span></text:p>
      <text:p text:style-name="P6"/>
      <text:p text:style-name="P6"><text:tab/><text:span text:style-name="T5">Add the Eureka </text:span><text:span text:style-name="T6">Server</text:span><text:span text:style-name="T5"> dependecy in pom.xml and build the project </text:span><text:span text:style-name="T6">in <text:tab/></text:span><text:span text:style-name="T15">registry</text:span></text:p>
      <text:p text:style-name="P6"/>
      <text:p text:style-name="P6"><text:tab/><text:span text:style-name="T5">We mention @EnableEurekaServer annotation on the class with main method.</text:span></text:p>
      <text:p text:style-name="P6"/>
      <text:p text:style-name="P6"><text:tab/><text:span text:style-name="T5">In application properties ,</text:span></text:p>
      <text:p text:style-name="P6"><text:tab/><text:tab/><text:span text:style-name="T5">server.port = 9000 <text:s/><text:tab/><text:tab/><text:tab/><text:tab/>// can be any port</text:span></text:p>
      <text:p text:style-name="P6"><text:tab/><text:tab/><text:span text:style-name="T5">#configure discovery server</text:span></text:p>
      <text:p text:style-name="P6"><text:tab/><text:tab/><text:span text:style-name="T5">eureka.instance.hostname = localhost<text:tab/>//Normal Host name</text:span></text:p>
      <text:p text:style-name="P6"><text:tab/><text:tab/><text:span text:style-name="T5">eureka.client.registerWIthEureka=false<text:tab/>//</text:span></text:p>
      <text:p text:style-name="P6"><text:tab/><text:tab/><text:span text:style-name="T5">eureka.client.fetchRegistry=false<text:tab/><text:tab/>//</text:span></text:p>
      <text:p text:style-name="P6"><text:tab/></text:p>
      <text:p text:style-name="P6"><text:tab/><text:span text:style-name="T6">We provide </text:span><text:span text:style-name="T14">Spring cloud dependency</text:span><text:span text:style-name="T7"> dependency and dependency management in pom.xml of customerms <text:s/></text:span><text:span text:style-name="T15">and productms </text:span><text:span text:style-name="T8">where we set the versions.</text:span><text:span text:style-name="T7">.</text:span></text:p>
      <text:p text:style-name="P6"><text:soft-page-break/><text:tab/><text:span text:style-name="T9">We’ll mention @EnableDiscoveryServer. In main method class.</text:span></text:p>
      <text:p text:style-name="P6"/>
      <text:p text:style-name="P6"><text:tab/><text:span text:style-name="T9">Here both productms and customerms are clients </text:span><text:span text:style-name="T11">(Registry Clients)</text:span><text:span text:style-name="T9"> to the <text:tab/></text:span><text:span text:style-name="T10">registry </text:span><text:span text:style-name="T9">server.</text:span></text:p>
      <text:p text:style-name="P6"/>
      <text:p text:style-name="P6"><text:tab/><text:span text:style-name="T12">In application.properties,</text:span></text:p>
      <text:p text:style-name="P6"><text:tab/><text:tab/><text:span text:style-name="T12">spring.application.name = customerms</text:span></text:p>
      <text:p text:style-name="P6"><text:tab/><text:tab/><text:span text:style-name="T12">eureka.client.serviceurl.defaultcone=</text:span><text:a xlink:type="simple" xlink:href="http://localhost:8080/eureka" text:style-name="Internet_20_link" text:visited-style-name="Visited_20_Internet_20_Link"><text:span text:style-name="T12">http://localhost:8080/eureka</text:span></text:a></text:p>
      <text:p text:style-name="P6"/>
      <text:p text:style-name="P6"><text:tab/><text:span text:style-name="T13">In project where we use, spring cloud, don’t use spring web dependency as it’s <text:tab/>not using spring web but instead using spring reactive web, but as that’s not <text:tab/>in TOC, we <text:s/>can use tomcat dependency</text:span></text:p>
      <text:p text:style-name="P6"/>
      <text:p text:style-name="P6"><text:tab/><text:span text:style-name="T16">we do, productms.baseurl=</text:span><text:a xlink:type="simple" xlink:href="http://productms/" text:style-name="Internet_20_link" text:visited-style-name="Visited_20_Internet_20_Link"><text:span text:style-name="T16">http://productms</text:span></text:a><text:span text:style-name="T16"> in application properties.</text:span></text:p>
      <text:p text:style-name="P6"/>
      <text:p text:style-name="P6"><text:tab/><text:span text:style-name="T16">Also, we mention @LoadBalanced on the RestTemplate utility where we <text:tab/>mentioned @Bean</text:span></text:p>
      <text:p text:style-name="P6"><text:tab/></text:p>
      <text:p text:style-name="P6"><text:tab/><text:span text:style-name="T17">Only from @LoadBalanced it can resolve ip and port.</text:span></text:p>
      <text:p text:style-name="P6"/>
      <text:p text:style-name="P6"><text:tab/><text:span text:style-name="T18">Now, 1</text:span><text:span text:style-name="T19">st</text:span><text:span text:style-name="T18"> we run registry, next product and next cusytomerms</text:span></text:p>
      <text:p text:style-name="P6"/>
      <text:p text:style-name="P6"><text:tab/><text:span text:style-name="T21">S</text:span><text:span text:style-name="T22">o</text:span><text:span text:style-name="T21">, even if product is changed, the we no need to change anything in <text:tab/>customer.</text:span></text:p>
      <text:p text:style-name="P6"/>
      <text:p text:style-name="P6"/>
      <text:p text:style-name="P6"><text:tab/><text:tab/><text:tab/></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lack-Lato" svg:font-family="Slack-Lato, Slack-Fractions, appleLog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09:31:31.236684677</meta:creation-date>
    <meta:generator>LibreOffice/7.3.7.2$Linux_X86_64 LibreOffice_project/30$Build-2</meta:generator>
    <dc:date>2022-12-13T18:02:26.954454574</dc:date>
    <meta:editing-duration>PT4H49M42S</meta:editing-duration>
    <meta:editing-cycles>41</meta:editing-cycles>
    <meta:document-statistic meta:table-count="0" meta:image-count="0" meta:object-count="0" meta:page-count="2" meta:paragraph-count="38" meta:word-count="400" meta:character-count="2730" meta:non-whitespace-character-count="2304"/>
  </office:meta>
</office:document-meta>
</file>